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l" fo:country="NL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nl" fo:country="NL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Merijn Schering</meta:initial-creator>
    <meta:creation-date>2008-08-26T09:26:02</meta:creation-date>
    <meta:editing-cycles>0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0" meta:word-count="0" meta:character-count="0"/>
  </office:meta>
</office:document-meta>
</file>